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27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 style:data-style-name="N0">
      <style:text-properties style:font-name="Ubuntu" fo:font-size="12pt" style:font-size-asian="12pt" style:font-size-complex="12pt"/>
    </style:style>
    <style:style style:name="ce3" style:family="table-cell" style:parent-style-name="Default" style:data-style-name="N60">
      <style:text-properties style:font-name="Ubuntu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row table:style-name="ro1">
          <table:table-cell/>
          <table:table-cell office:value-type="string" calcext:value-type="string">
            <text:p>QoI</text:p>
          </table:table-cell>
          <table:table-cell office:value-type="string" calcext:value-type="string">
            <text:p>QoI error (actual)</text:p>
          </table:table-cell>
          <table:table-cell table:style-name="ce1" office:value-type="string" calcext:value-type="string">
            <text:p>QoI error (estimated)</text:p>
          </table:table-cell>
          <table:table-cell office:value-type="string" calcext:value-type="string">
            <text:p>estimated relative QoI error</text:p>
          </table:table-cell>
          <table:table-cell office:value-type="string" calcext:value-type="string">
            <text:p>relative error in error</text:p>
          </table:table-cell>
          <table:table-cell office:value-type="string" calcext:value-type="string">
            <text:p>portion refined</text:p>
          </table:table-cell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0.0571074659703886" calcext:value-type="float">
            <text:p>0.057107466</text:p>
          </table:table-cell>
          <table:table-cell table:formula="of:=[.B12]-[.B2]" office:value-type="float" office:value="-0.0021681669355199" calcext:value-type="float">
            <text:p>-0.0021681669</text:p>
          </table:table-cell>
          <table:table-cell table:style-name="ce1" office:value-type="float" office:value="-0.00211822702424311" calcext:value-type="float">
            <text:p>-0.002118227</text:p>
          </table:table-cell>
          <table:table-cell table:formula="of:=ABS([.D2]/[.B2])" office:value-type="float" office:value="0.037091945654557" calcext:value-type="float">
            <text:p>0.0370919457</text:p>
          </table:table-cell>
          <table:table-cell table:formula="of:=ABS(([.D2]-[.C2])/[.C2])" office:value-type="float" office:value="0.0230332408721135" calcext:value-type="float">
            <text:p>0.0230332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0.0590948538648812" calcext:value-type="float">
            <text:p>0.0590948539</text:p>
          </table:table-cell>
          <table:table-cell table:formula="of:=[.B12]-[.B3]" office:value-type="float" office:value="-0.00415555483001248" calcext:value-type="float">
            <text:p>-0.0041555548</text:p>
          </table:table-cell>
          <table:table-cell table:style-name="ce1" office:value-type="float" office:value="-0.00412796811243972" calcext:value-type="float">
            <text:p>-0.0041279681</text:p>
          </table:table-cell>
          <table:table-cell table:formula="of:=ABS([.D3]/[.B3])" office:value-type="float" office:value="0.0698532586590062" calcext:value-type="float">
            <text:p>0.0698532587</text:p>
          </table:table-cell>
          <table:table-cell table:formula="of:=ABS(([.D3]-[.C3])/[.C3])" office:value-type="float" office:value="0.00663851608298436" calcext:value-type="float">
            <text:p>0.006638516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0.0603846508536855" calcext:value-type="float">
            <text:p>0.0603846509</text:p>
          </table:table-cell>
          <table:table-cell table:formula="of:=[.B12]-[.B4]" office:value-type="float" office:value="-0.00544535181881683" calcext:value-type="float">
            <text:p>-0.0054453518</text:p>
          </table:table-cell>
          <table:table-cell table:style-name="ce2" office:value-type="float" office:value="-0.00545399356576164" calcext:value-type="float">
            <text:p>-0.0054539936</text:p>
          </table:table-cell>
          <table:table-cell table:formula="of:=ABS([.D4]/[.B4])" office:value-type="float" office:value="0.0903208595008173" calcext:value-type="float">
            <text:p>0.0903208595</text:p>
          </table:table-cell>
          <table:table-cell table:formula="of:=ABS(([.D4]-[.C4])/[.C4])" office:value-type="float" office:value="0.00158699515335981" calcext:value-type="float">
            <text:p>0.001586995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F03</text:p>
          </table:table-cell>
          <table:table-cell office:value-type="float" office:value="0.0601746900818786" calcext:value-type="float">
            <text:p>0.0601746901</text:p>
          </table:table-cell>
          <table:table-cell table:formula="of:=[.B12]-[.B5]" office:value-type="float" office:value="-0.00523539104700985" calcext:value-type="float">
            <text:p>-0.005235391</text:p>
          </table:table-cell>
          <table:table-cell office:value-type="float" office:value="-0.00526556110345626" calcext:value-type="float">
            <text:p>-5.27E-003</text:p>
          </table:table-cell>
          <table:table-cell table:formula="of:=ABS([.D5]/[.B5])" office:value-type="float" office:value="0.0875045820143238" calcext:value-type="float">
            <text:p>0.087504582</text:p>
          </table:table-cell>
          <table:table-cell table:formula="of:=ABS(([.D5]-[.C5])/[.C5])" office:value-type="float" office:value="0.0057627130763507" calcext:value-type="float">
            <text:p>0.005762713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MF04</text:p>
          </table:table-cell>
          <table:table-cell office:value-type="float" office:value="0.0589213748949379" calcext:value-type="float">
            <text:p>0.0589213749</text:p>
          </table:table-cell>
          <table:table-cell table:formula="of:=[.B12]-[.B6]" office:value-type="float" office:value="-0.00398207586006919" calcext:value-type="float">
            <text:p>-0.0039820759</text:p>
          </table:table-cell>
          <table:table-cell office:value-type="float" office:value="-0.00399284900118209" calcext:value-type="float">
            <text:p>-3.99E-003</text:p>
          </table:table-cell>
          <table:table-cell table:formula="of:=ABS([.D6]/[.B6])" office:value-type="float" office:value="0.0677657133476891" calcext:value-type="float">
            <text:p>0.0677657133</text:p>
          </table:table-cell>
          <table:table-cell table:formula="of:=ABS(([.D6]-[.C6])/[.C6])" office:value-type="float" office:value="0.00270540830749282" calcext:value-type="float">
            <text:p>0.002705408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MF05</text:p>
          </table:table-cell>
          <table:table-cell office:value-type="float" office:value="0.0582765224008861" calcext:value-type="float">
            <text:p>0.0582765224</text:p>
          </table:table-cell>
          <table:table-cell table:formula="of:=[.B12]-[.B7]" office:value-type="float" office:value="-0.00333722336601738" calcext:value-type="float">
            <text:p>-0.0033372234</text:p>
          </table:table-cell>
          <table:table-cell office:value-type="float" office:value="-0.00334385465991002" calcext:value-type="float">
            <text:p>-3.34E-003</text:p>
          </table:table-cell>
          <table:table-cell table:formula="of:=ABS([.D7]/[.B7])" office:value-type="float" office:value="0.0573791043485322" calcext:value-type="float">
            <text:p>0.0573791043</text:p>
          </table:table-cell>
          <table:table-cell table:formula="of:=ABS(([.D7]-[.C7])/[.C7])" office:value-type="float" office:value="0.00198706923850476" calcext:value-type="float">
            <text:p>0.001987069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MF06</text:p>
          </table:table-cell>
          <table:table-cell office:value-type="float" office:value="0.0571772078473297" calcext:value-type="float">
            <text:p>0.0571772078</text:p>
          </table:table-cell>
          <table:table-cell table:formula="of:=[.B12]-[.B8]" office:value-type="float" office:value="-0.00223790881246095" calcext:value-type="float">
            <text:p>-0.0022379088</text:p>
          </table:table-cell>
          <table:table-cell office:value-type="float" office:value="-0.00224025822403839" calcext:value-type="float">
            <text:p>-2.24E-003</text:p>
          </table:table-cell>
          <table:table-cell table:formula="of:=ABS([.D8]/[.B8])" office:value-type="float" office:value="0.0391809657795842" calcext:value-type="float">
            <text:p>0.0391809658</text:p>
          </table:table-cell>
          <table:table-cell table:formula="of:=ABS(([.D8]-[.C8])/[.C8])" office:value-type="float" office:value="0.00104982453456647" calcext:value-type="float">
            <text:p>0.001049824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MF07</text:p>
          </table:table-cell>
          <table:table-cell office:value-type="float" office:value="0.0562906195403062" calcext:value-type="float">
            <text:p>0.0562906195</text:p>
          </table:table-cell>
          <table:table-cell table:formula="of:=[.B12]-[.B9]" office:value-type="float" office:value="-0.00135132050543749" calcext:value-type="float">
            <text:p>-0.0013513205</text:p>
          </table:table-cell>
          <table:table-cell office:value-type="float" office:value="-0.00135189013824772" calcext:value-type="float">
            <text:p>-1.35E-003</text:p>
          </table:table-cell>
          <table:table-cell table:formula="of:=ABS([.D9]/[.B9])" office:value-type="float" office:value="0.0240162597123259" calcext:value-type="float">
            <text:p>0.0240162597</text:p>
          </table:table-cell>
          <table:table-cell table:formula="of:=ABS(([.D9]-[.C9])/[.C9])" office:value-type="float" office:value="0.000421537901587192" calcext:value-type="float">
            <text:p>0.000421537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MF08</text:p>
          </table:table-cell>
          <table:table-cell office:value-type="float" office:value="0.0557410986592158" calcext:value-type="float">
            <text:p>0.0557410987</text:p>
          </table:table-cell>
          <table:table-cell table:formula="of:=[.B12]-[.B10]" office:value-type="float" office:value="-0.000801799624347087" calcext:value-type="float">
            <text:p>-0.0008017996</text:p>
          </table:table-cell>
          <table:table-cell office:value-type="float" office:value="-0.000801876894871302" calcext:value-type="float">
            <text:p>-8.02E-004</text:p>
          </table:table-cell>
          <table:table-cell table:formula="of:=ABS([.D10]/[.B10])" office:value-type="float" office:value="0.014385738963879" calcext:value-type="float">
            <text:p>0.014385739</text:p>
          </table:table-cell>
          <table:table-cell table:formula="of:=ABS(([.D10]-[.C10])/[.C10])" office:value-type="float" office:value="0.0000963713649506472" calcext:value-type="float">
            <text:p>9.63713649506472E-00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F09</text:p>
          </table:table-cell>
          <table:table-cell office:value-type="float" office:value="0.0553619888973584" calcext:value-type="float">
            <text:p>0.0553619889</text:p>
          </table:table-cell>
          <table:table-cell table:formula="of:=[.B12]-[.B11]" office:value-type="float" office:value="-0.000422689862489736" calcext:value-type="float">
            <text:p>-0.0004226899</text:p>
          </table:table-cell>
          <table:table-cell office:value-type="float" office:value="-0.000422684302814468" calcext:value-type="float">
            <text:p>-4.23E-004</text:p>
          </table:table-cell>
          <table:table-cell table:formula="of:=ABS([.D11]/[.B11])" office:value-type="float" office:value="0.0076349190343961" calcext:value-type="float">
            <text:p>0.007634919</text:p>
          </table:table-cell>
          <table:table-cell table:formula="of:=ABS(([.D11]-[.C11])/[.C11])" office:value-type="float" office:value="0.0000131530840035433" calcext:value-type="float">
            <text:p>1.31530840035433E-00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0.0549392990348687" calcext:value-type="float">
            <text:p>0.054939299</text:p>
          </table:table-cell>
          <table:table-cell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 style:data-style-name="N2" text:time-value="12:04:02.350562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46:51.438006392</meta:creation-date>
    <dc:date>2015-03-05T13:24:33.478432211</dc:date>
    <meta:editing-duration>PT1H20M16S</meta:editing-duration>
    <meta:editing-cycles>6</meta:editing-cycles>
    <meta:generator>LibreOffice/4.2.7.2$Linux_X86_64 LibreOffice_project/420m0$Build-2</meta:generator>
    <meta:document-statistic meta:table-count="1" meta:cell-count="78" meta:object-count="0"/>
  </office:meta>
</office:document-meta>
</file>